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15" draw:text-style-name="P12" draw:layer="layout" svg:width="5.08cm" svg:height="2.54cm" svg:x="7.299cm" svg:y="20.05cm">
          <text:p text:style-name="P11"><text:span text:style-name="T4">Docker container:</text:span></text:p>
          <text:p text:style-name="P11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445cm" svg:height="0.762cm" svg:x="7.611cm" svg:y="21.343cm">
          <text:p text:style-name="P13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53:45.477000000</dc:date>
    <meta:editing-duration>PT56M15S</meta:editing-duration>
    <meta:editing-cycles>22</meta:editing-cycles>
    <meta:generator>LibreOffice/6.4.4.2$Windows_X86_64 LibreOffice_project/3d775be2011f3886db32dfd395a6a6d1ca2630ff</meta:generator>
    <meta:document-statistic meta:object-count="32"/>
  </office:meta>
</office:document-meta>
</file>